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5dc" officeooo:paragraph-rsid="000ab5dc"/>
    </style:style>
    <style:style style:name="P2" style:family="paragraph" style:parent-style-name="Standard">
      <style:text-properties officeooo:rsid="00008887" officeooo:paragraph-rsid="000cb3db"/>
    </style:style>
    <style:style style:name="P3" style:family="paragraph" style:parent-style-name="Standard">
      <style:text-properties officeooo:rsid="000cb3db" officeooo:paragraph-rsid="000cb3db"/>
    </style:style>
    <style:style style:name="P4" style:family="paragraph" style:parent-style-name="Standard">
      <style:text-properties officeooo:rsid="000cb3db" officeooo:paragraph-rsid="000e7e83"/>
    </style:style>
    <style:style style:name="P5" style:family="paragraph" style:parent-style-name="Standard">
      <style:text-properties officeooo:rsid="000e7e83" officeooo:paragraph-rsid="000e7e83"/>
    </style:style>
    <style:style style:name="T1" style:family="text">
      <style:text-properties officeooo:rsid="000cb3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1:</text:p>
      <text:p text:style-name="P2">Ensure the script checks if a specific file (e.<text:span text:style-name="T1">g., myfile.txt) exists in the current directory. If it exists, print “file exists ”,otherwise print “file not found”.</text:span></text:p>
      <text:p text:style-name="P2"/>
      <text:p text:style-name="P5">Answer:</text:p>
      <text:p text:style-name="P5"/>
      <text:p text:style-name="P5">#!/bin/bash</text:p>
      <text:p text:style-name="P5"/>
      <text:p text:style-name="P5"># Check if the specific file (myfile.txt) exists in the current directory</text:p>
      <text:p text:style-name="P5">if [ -f "myfile.txt" ]; then</text:p>
      <text:p text:style-name="P5"><text:s text:c="4"/>echo "File exists"</text:p>
      <text:p text:style-name="P5">else</text:p>
      <text:p text:style-name="P5"><text:s text:c="4"/>echo "File not found"</text:p>
      <text:p text:style-name="P5"><text:s text:c="4"/>exit 1</text:p>
      <text:p text:style-name="P5">fi</text:p>
      <text:p text:style-name="P5"/>
      <text:p text:style-name="P5"># Prompt the user to enter the directory path</text:p>
      <text:p text:style-name="P5">read -p "Enter the directory path: " directory_path</text:p>
      <text:p text:style-name="P5"/>
      <text:p text:style-name="P5"># Check if the provided path is a directory</text:p>
      <text:p text:style-name="P5">if [ ! -d "$directory_path" ]; then</text:p>
      <text:p text:style-name="P5"><text:s text:c="4"/>echo "Error: Directory not found."</text:p>
      <text:p text:style-name="P5"><text:s text:c="4"/>exit 1</text:p>
      <text:p text:style-name="P5">fi</text:p>
      <text:p text:style-name="P5"/>
      <text:p text:style-name="P5"># Change directory to the provided path</text:p>
      <text:p text:style-name="P5">cd "$directory_path" || exit</text:p>
      <text:p text:style-name="P5"/>
      <text:p text:style-name="P5"># Get a list of all files in the directory</text:p>
      <text:p text:style-name="P5">files=$(find . -type f)</text:p>
      <text:p text:style-name="P5"/>
      <text:p text:style-name="P5"># Iterate through each file</text:p>
      <text:p text:style-name="P5">for file in $files; do</text:p>
      <text:p text:style-name="P5"><text:s text:c="4"/># Change permission to read only for other users</text:p>
      <text:p text:style-name="P5"><text:s text:c="4"/>chmod o+r "$file"</text:p>
      <text:p text:style-name="P5"><text:s text:c="4"/>echo "Changed permission for $file"</text:p>
      <text:p text:style-name="P5">done</text:p>
      <text:p text:style-name="P5"/>
      <text:p text:style-name="P5">echo "Permissions updated for all files in $directory_path"</text:p>
      <text:p text:style-name="P5"/>
      <text:p text:style-name="P2"/>
      <text:p text:style-name="P2"><text:span text:style-name="T1">Question2:</text:span></text:p>
      <text:p text:style-name="P2"><text:span text:style-name="T1">write a script that reads numbers from the user until they enter ‘0’ . the script should also print wheather each number is odd or even.</text:span></text:p>
      <text:p text:style-name="P2"/>
      <text:p text:style-name="P5">Answer:</text:p>
      <text:p text:style-name="P5">#!/bin/bash</text:p>
      <text:p text:style-name="P5"/>
      <text:p text:style-name="P5"># Function to check if a number is odd or even</text:p>
      <text:p text:style-name="P5">check_odd_even() {</text:p>
      <text:p text:style-name="P5"><text:s text:c="4"/>if (( $1 % 2 == 0 )); then</text:p>
      <text:p text:style-name="P5"><text:s text:c="8"/>echo "$1 is even."</text:p>
      <text:p text:style-name="P5"><text:soft-page-break/><text:s text:c="4"/>else</text:p>
      <text:p text:style-name="P5"><text:s text:c="8"/>echo "$1 is odd."</text:p>
      <text:p text:style-name="P5"><text:s text:c="4"/>fi</text:p>
      <text:p text:style-name="P5">}</text:p>
      <text:p text:style-name="P5"/>
      <text:p text:style-name="P5"># Main loop to read numbers from the user</text:p>
      <text:p text:style-name="P5">while true; do</text:p>
      <text:p text:style-name="P5"><text:s text:c="4"/>read -p "Enter a number (enter 0 to exit): " number</text:p>
      <text:p text:style-name="P5"/>
      <text:p text:style-name="P5"><text:s text:c="4"/># Check if the input is not a number</text:p>
      <text:p text:style-name="P5"><text:s text:c="4"/>if ! [[ "$number" =~ ^[0-9]+$ ]]; then</text:p>
      <text:p text:style-name="P5"><text:s text:c="8"/>echo "Invalid input. Please enter a valid number."</text:p>
      <text:p text:style-name="P5"><text:s text:c="8"/>continue</text:p>
      <text:p text:style-name="P5"><text:s text:c="4"/>fi</text:p>
      <text:p text:style-name="P5"/>
      <text:p text:style-name="P5"><text:s text:c="4"/># Check if the number is zero to exit the loop</text:p>
      <text:p text:style-name="P5"><text:s text:c="4"/>if [ "$number" -eq 0 ]; then</text:p>
      <text:p text:style-name="P5"><text:s text:c="8"/>echo "Exiting the program."</text:p>
      <text:p text:style-name="P5"><text:s text:c="8"/>break</text:p>
      <text:p text:style-name="P5"><text:s text:c="4"/>fi</text:p>
      <text:p text:style-name="P5"/>
      <text:p text:style-name="P5"><text:s text:c="4"/># Check if the number is odd or even</text:p>
      <text:p text:style-name="P5"><text:s text:c="4"/>check_odd_even "$number"</text:p>
      <text:p text:style-name="P5">done</text:p>
      <text:p text:style-name="P5"/>
      <text:p text:style-name="P3">Question3:</text:p>
      <text:p text:style-name="P3">create a function that takes a filename as an argument and prints gthe number of lines in the file. Call this function from your script with different filenames.</text:p>
      <text:p text:style-name="P3"/>
      <text:p text:style-name="P5">Answer:</text:p>
      <text:p text:style-name="P5">#!/bin/bash</text:p>
      <text:p text:style-name="P5"/>
      <text:p text:style-name="P5"># Function to print the number of lines in a file</text:p>
      <text:p text:style-name="P5">print_num_lines() {</text:p>
      <text:p text:style-name="P5"><text:s text:c="4"/>filename="$1"</text:p>
      <text:p text:style-name="P5"><text:s text:c="4"/>if [ -f "$filename" ]; then</text:p>
      <text:p text:style-name="P5"><text:s text:c="8"/>num_lines=$(wc -l &lt; "$filename")</text:p>
      <text:p text:style-name="P5"><text:s text:c="8"/>echo "Number of lines in $filename: $num_lines"</text:p>
      <text:p text:style-name="P5"><text:s text:c="4"/>else</text:p>
      <text:p text:style-name="P5"><text:s text:c="8"/>echo "File '$filename' not found."</text:p>
      <text:p text:style-name="P5"><text:s text:c="4"/>fi</text:p>
      <text:p text:style-name="P5">}</text:p>
      <text:p text:style-name="P5"/>
      <text:p text:style-name="P5"># Function to check if a number is odd or even</text:p>
      <text:p text:style-name="P5">check_odd_even() {</text:p>
      <text:p text:style-name="P5"><text:s text:c="4"/>if (( $1 % 2 == 0 )); then</text:p>
      <text:p text:style-name="P5"><text:s text:c="8"/>echo "$1 is even."</text:p>
      <text:p text:style-name="P5"><text:s text:c="4"/>else</text:p>
      <text:p text:style-name="P5"><text:s text:c="8"/>echo "$1 is odd."</text:p>
      <text:p text:style-name="P5"><text:s text:c="4"/>fi</text:p>
      <text:p text:style-name="P5">}</text:p>
      <text:p text:style-name="P5"/>
      <text:p text:style-name="P5"><text:soft-page-break/># Main loop to read numbers from the user</text:p>
      <text:p text:style-name="P5">while true; do</text:p>
      <text:p text:style-name="P5"><text:s text:c="4"/>read -p "Enter a number (enter 0 to exit): " number</text:p>
      <text:p text:style-name="P5"/>
      <text:p text:style-name="P5"><text:s text:c="4"/># Check if the input is not a number</text:p>
      <text:p text:style-name="P5"><text:s text:c="4"/>if ! [[ "$number" =~ ^[0-9]+$ ]]; then</text:p>
      <text:p text:style-name="P5"><text:s text:c="8"/>echo "Invalid input. Please enter a valid number."</text:p>
      <text:p text:style-name="P5"><text:s text:c="8"/>continue</text:p>
      <text:p text:style-name="P5"><text:s text:c="4"/>fi</text:p>
      <text:p text:style-name="P5"/>
      <text:p text:style-name="P5"><text:s text:c="4"/># Check if the number is zero to exit the loop</text:p>
      <text:p text:style-name="P5"><text:s text:c="4"/>if [ "$number" -eq 0 ]; then</text:p>
      <text:p text:style-name="P5"><text:s text:c="8"/>echo "Exiting the program."</text:p>
      <text:p text:style-name="P5"><text:s text:c="8"/>break</text:p>
      <text:p text:style-name="P5"><text:s text:c="4"/>fi</text:p>
      <text:p text:style-name="P5"/>
      <text:p text:style-name="P5"><text:s text:c="4"/># Check if the number is odd or even</text:p>
      <text:p text:style-name="P5"><text:s text:c="4"/>check_odd_even "$number"</text:p>
      <text:p text:style-name="P5">done</text:p>
      <text:p text:style-name="P5"/>
      <text:p text:style-name="P5"># Call the function to print the number of lines in different files</text:p>
      <text:p text:style-name="P5">print_num_lines "file1.txt"</text:p>
      <text:p text:style-name="P5">print_num_lines "file2.txt"</text:p>
      <text:p text:style-name="P5"/>
      <text:p text:style-name="P3">Question4:</text:p>
      <text:p text:style-name="P3">write a script that creates a directory named TestDir and inside it,creates ten files named File1.txt,File2.txt,.......File10.txt, each file shpuld contain its filename as its content.(e.g., File1.txt contains “File1.txt”).</text:p>
      <text:p text:style-name="P3"/>
      <text:p text:style-name="P5">Answer:</text:p>
      <text:p text:style-name="P5"/>
      <text:p text:style-name="P3">#!/bin/bash</text:p>
      <text:p text:style-name="P3"/>
      <text:p text:style-name="P3"># Create directory TestDir if it doesn't exist</text:p>
      <text:p text:style-name="P3">mkdir -p TestDir</text:p>
      <text:p text:style-name="P3"/>
      <text:p text:style-name="P3"># Change directory to TestDir</text:p>
      <text:p text:style-name="P3">cd TestDir || exit</text:p>
      <text:p text:style-name="P3"/>
      <text:p text:style-name="P3"># Loop to create ten files with their filenames as content</text:p>
      <text:p text:style-name="P3">for ((i=1; i&lt;=10; i++)); do</text:p>
      <text:p text:style-name="P3"><text:s text:c="4"/>filename="File${i}.txt"</text:p>
      <text:p text:style-name="P3"><text:s text:c="4"/>echo "$filename" &gt; "$filename"</text:p>
      <text:p text:style-name="P3"><text:s text:c="4"/>echo "Created file $filename"</text:p>
      <text:p text:style-name="P3">done</text:p>
      <text:p text:style-name="P3"/>
      <text:p text:style-name="P3">echo "Files created successfully in TestDir."</text:p>
      <text:p text:style-name="P3"/>
      <text:p text:style-name="P3">Question5:</text:p>
      <text:p text:style-name="P3">modify the script to handle errors, such as directory already existing or lacking permissions to create files.Add a debugging mode that prints additional information when enable.</text:p>
      <text:p text:style-name="P3"/>
      <text:p text:style-name="P5"><text:soft-page-break/>Answer:</text:p>
      <text:p text:style-name="P5"/>
      <text:p text:style-name="P5">#!/bin/bash</text:p>
      <text:p text:style-name="P5"/>
      <text:p text:style-name="P5"># Debug mode flag</text:p>
      <text:p text:style-name="P5">DEBUG_MODE=false</text:p>
      <text:p text:style-name="P5"/>
      <text:p text:style-name="P5"># Function to display debug messages</text:p>
      <text:p text:style-name="P5">debug() {</text:p>
      <text:p text:style-name="P5"><text:s text:c="4"/>if [ "$DEBUG_MODE" = true ]; then</text:p>
      <text:p text:style-name="P5"><text:s text:c="8"/>echo "[DEBUG] $1"</text:p>
      <text:p text:style-name="P5"><text:s text:c="4"/>fi</text:p>
      <text:p text:style-name="P5">}</text:p>
      <text:p text:style-name="P5"/>
      <text:p text:style-name="P5"># Function to create files</text:p>
      <text:p text:style-name="P5">create_files() {</text:p>
      <text:p text:style-name="P5"><text:s text:c="4"/># Loop to create ten files with their filenames as content</text:p>
      <text:p text:style-name="P5"><text:s text:c="4"/>for ((i=1; i&lt;=10; i++)); do</text:p>
      <text:p text:style-name="P5"><text:s text:c="8"/>filename="File${i}.txt"</text:p>
      <text:p text:style-name="P5"><text:s text:c="8"/>debug "Creating file: $filename"</text:p>
      <text:p text:style-name="P5"><text:s text:c="8"/>echo "$filename" &gt; "$filename"</text:p>
      <text:p text:style-name="P5"><text:s text:c="8"/>if [ $? -eq 0 ]; then</text:p>
      <text:p text:style-name="P5"><text:s text:c="12"/>echo "Created file $filename"</text:p>
      <text:p text:style-name="P5"><text:s text:c="8"/>else</text:p>
      <text:p text:style-name="P5"><text:s text:c="12"/>echo "Error: Failed to create file $filename"</text:p>
      <text:p text:style-name="P5"><text:s text:c="8"/>fi</text:p>
      <text:p text:style-name="P5"><text:s text:c="4"/>done</text:p>
      <text:p text:style-name="P5">}</text:p>
      <text:p text:style-name="P5"/>
      <text:p text:style-name="P5"># Main script starts here</text:p>
      <text:p text:style-name="P5"># Check if the directory TestDir already exists</text:p>
      <text:p text:style-name="P5">if [ -d "TestDir" ]; then</text:p>
      <text:p text:style-name="P5"><text:s text:c="4"/>echo "Error: Directory 'TestDir' already exists."</text:p>
      <text:p text:style-name="P5"><text:s text:c="4"/>exit 1</text:p>
      <text:p text:style-name="P5">fi</text:p>
      <text:p text:style-name="P5"/>
      <text:p text:style-name="P5"># Check if the user has permission to create the directory and files</text:p>
      <text:p text:style-name="P5">if ! mkdir TestDir &amp;&amp; cd TestDir; then</text:p>
      <text:p text:style-name="P5"><text:s text:c="4"/>echo "Error: Insufficient permissions to create directory or files."</text:p>
      <text:p text:style-name="P5"><text:s text:c="4"/>exit 1</text:p>
      <text:p text:style-name="P5">fi</text:p>
      <text:p text:style-name="P5"/>
      <text:p text:style-name="P5"># Enable debugging mode if requested</text:p>
      <text:p text:style-name="P5">if [ "$1" = "-d" ]; then</text:p>
      <text:p text:style-name="P5"><text:s text:c="4"/>DEBUG_MODE=true</text:p>
      <text:p text:style-name="P5"><text:s text:c="4"/>echo "Debug mode enabled."</text:p>
      <text:p text:style-name="P5">fi</text:p>
      <text:p text:style-name="P5"/>
      <text:p text:style-name="P5"># Create files</text:p>
      <text:p text:style-name="P5">create_files</text:p>
      <text:p text:style-name="P5"/>
      <text:p text:style-name="P5">echo "Files created successfully in TestDir."</text:p>
      <text:p text:style-name="P5"><text:soft-page-break/></text:p>
      <text:p text:style-name="P3">Question6:</text:p>
      <text:p text:style-name="P3">Given a sample log file , write a script using grep to extract all lines containing “ ERROR” . Use awk to print the date,time,and error message of each extracted line.data processing with sed.</text:p>
      <text:p text:style-name="P3"/>
      <text:p text:style-name="P5">Answer:</text:p>
      <text:p text:style-name="P5"/>
      <text:p text:style-name="P5">#!/bin/bash</text:p>
      <text:p text:style-name="P5"/>
      <text:p text:style-name="P5"># Assuming your log file is named "logfile.log"</text:p>
      <text:p text:style-name="P5">logfile="logfile.log"</text:p>
      <text:p text:style-name="P5"/>
      <text:p text:style-name="P5"># Use grep to extract lines containing "ERROR"</text:p>
      <text:p text:style-name="P5">error_lines=$(grep "ERROR" "$logfile")</text:p>
      <text:p text:style-name="P5"/>
      <text:p text:style-name="P5"># Use awk to print date, time, and error message</text:p>
      <text:p text:style-name="P5">echo "$error_lines" | awk '{print $1, $2, substr($0, index($0,$3))}' | sed -e 's/ERROR//g'</text:p>
      <text:p text:style-name="P4"/>
      <text:p text:style-name="P3">Question7:</text:p>
      <text:p text:style-name="P5">create a script that takes a text file and replaces all occurances of “old_text” with “new_text”.use sed to perform this operation and output the result of a new file.</text:p>
      <text:p text:style-name="P5"/>
      <text:p text:style-name="P5">Answer:</text:p>
      <text:p text:style-name="P5">#!/bin/bash</text:p>
      <text:p text:style-name="P5"/>
      <text:p text:style-name="P5"># Check if the correct number of arguments is provided</text:p>
      <text:p text:style-name="P5">if [ "$#" -ne 3 ]; then</text:p>
      <text:p text:style-name="P5"><text:s text:c="4"/>echo "Usage: $0 &lt;input_file&gt; &lt;old_text&gt; &lt;new_text&gt;"</text:p>
      <text:p text:style-name="P5"><text:s text:c="4"/>exit 1</text:p>
      <text:p text:style-name="P5">fi</text:p>
      <text:p text:style-name="P5"/>
      <text:p text:style-name="P5">input_file="$1"</text:p>
      <text:p text:style-name="P5">old_text="$2"</text:p>
      <text:p text:style-name="P5">new_text="$3"</text:p>
      <text:p text:style-name="P5"/>
      <text:p text:style-name="P5"># Check if the input file exists</text:p>
      <text:p text:style-name="P5">if [ ! -f "$input_file" ]; then</text:p>
      <text:p text:style-name="P5"><text:s text:c="4"/>echo "Error: File '$input_file' not found."</text:p>
      <text:p text:style-name="P5"><text:s text:c="4"/>exit 1</text:p>
      <text:p text:style-name="P5">fi</text:p>
      <text:p text:style-name="P5"/>
      <text:p text:style-name="P5"># Output file name</text:p>
      <text:p text:style-name="P5">output_file="${input_file%.txt}_modified.txt"</text:p>
      <text:p text:style-name="P5"/>
      <text:p text:style-name="P5"># Use sed to replace old_text with new_text and output to a new file</text:p>
      <text:p text:style-name="P5">sed "s/$old_text/$new_text/g" "$input_file" &gt; "$output_file"</text:p>
      <text:p text:style-name="P5"/>
      <text:p text:style-name="P5">echo "Replacement completed. Output saved to $output_file."</text:p>
      <text:p text:style-name="P5"/>
      <text:p text:style-name="P5">eg;</text:p>
      <text:p text:style-name="P5">./replace_text.sh input.txt old_text new_text</text:p>
      <text:p text:style-name="P5"/>
      <text:p text:style-name="P5"><text:soft-page-break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3:24:19.001032092</meta:creation-date>
    <meta:generator>LibreOffice/7.3.7.2$Linux_X86_64 LibreOffice_project/30$Build-2</meta:generator>
    <dc:date>2024-06-11T08:53:46.558124793</dc:date>
    <meta:editing-duration>PT18M17S</meta:editing-duration>
    <meta:editing-cycles>2</meta:editing-cycles>
    <meta:document-statistic meta:table-count="0" meta:image-count="0" meta:object-count="0" meta:page-count="6" meta:paragraph-count="192" meta:word-count="995" meta:character-count="6145" meta:non-whitespace-character-count="4926"/>
  </office:meta>
</office:document-meta>
</file>